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ABOUT ME </text:span></text:p>
      <text:p text:style-name="P1"><text:span text:style-name="T1"/></text:p>
      <text:p text:style-name="P1"><text:span text:style-name="T1">Hello My name is Priti Vania.I am from Toronto.Basically I am a Teacher from back home, I have finished B.Sc B.Ed<text:s text:c="2"/>special in Math and Science from India.I have 8 years of teaching experience.</text:span></text:p>
      <text:p text:style-name="P1"><text:span text:style-name="T1"><text:s/></text:span></text:p>
      <text:p text:style-name="P1"><text:span text:style-name="T1">Here I have some work experience from a food company, worked in a child care centre, and currently I work in the school board as an Educational<text:s text:c="2"/>Assistance.</text:span></text:p>
      <text:p text:style-name="P1"><text:span text:style-name="T1">Mathematics is my favourite subject and I<text:s text:c="2"/>love to solve problems. Music is my main hobby and I love travelling and visiting new places.Badminton<text:s text:c="2"/>is my favourite sport.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